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9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2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000000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119">
      <style:table-cell-properties fo:background-color="#ffff99"/>
    </style:style>
    <style:style style:name="ce16" style:family="table-cell" style:parent-style-name="Default" style:data-style-name="N119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119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119">
      <style:table-cell-properties style:text-align-source="fix" style:repeat-content="false"/>
      <style:paragraph-properties fo:text-align="center"/>
    </style:style>
    <style:style style:name="ce19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2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 style:data-style-name="N12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6" style:family="table-cell" style:parent-style-name="Default" style:data-style-name="N120">
      <style:table-cell-properties style:text-align-source="fix" style:repeat-content="false"/>
      <style:paragraph-properties fo:text-align="start" fo:margin-left="0in"/>
    </style:style>
    <style:style style:name="ce27" style:family="table-cell" style:parent-style-name="Default" style:data-style-name="N120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8" table:default-cell-style-name="ce5"/>
        <table:table-column table:style-name="co3" table:default-cell-style-name="ce9"/>
        <table:table-column table:style-name="co4" table:default-cell-style-name="ce13"/>
        <table:table-column table:style-name="co2" table:number-columns-repeated="2" table:default-cell-style-name="ce5"/>
        <table:table-column table:style-name="co2" table:default-cell-style-name="Default"/>
        <table:table-column table:style-name="co3" table:default-cell-style-name="ce9"/>
        <table:table-column table:style-name="co4" table:default-cell-style-name="ce13"/>
        <table:table-column table:style-name="co2" table:number-columns-repeated="4" table:default-cell-style-name="Default"/>
        <table:table-column table:style-name="co2" table:default-cell-style-name="ce15"/>
        <table:table-column table:style-name="co4" table:default-cell-style-name="ce13"/>
        <table:table-column table:style-name="co2" table:number-columns-repeated="2" table:default-cell-style-name="ce5"/>
        <table:table-column table:style-name="co2" table:default-cell-style-name="ce15"/>
        <table:table-column table:style-name="co4" table:default-cell-style-name="ce13"/>
        <table:table-column table:style-name="co5" table:default-cell-style-name="ce18"/>
        <table:table-column table:style-name="co6" table:default-cell-style-name="ce6"/>
        <table:table-column table:style-name="co6" table:default-cell-style-name="Default"/>
        <table:table-column table:style-name="co4" table:default-cell-style-name="ce13"/>
        <table:table-column table:style-name="co6" table:default-cell-style-name="ce21"/>
        <table:table-column table:style-name="co7" table:default-cell-style-name="ce24"/>
        <table:table-column table:style-name="co4" table:default-cell-style-name="ce13"/>
        <table:table-column table:style-name="co6" table:default-cell-style-name="ce21"/>
        <table:table-column table:style-name="co2" table:default-cell-style-name="ce26"/>
        <table:table-column table:style-name="co4" table:default-cell-style-name="ce13"/>
        <table:table-column table:style-name="co6" table:default-cell-style-name="ce21"/>
        <table:table-column table:style-name="co7" table:default-cell-style-name="ce24"/>
        <table:table-column table:style-name="co2" table:number-columns-repeated="979" table:default-cell-style-name="Default"/>
        <table:table-row table:style-name="ro1">
          <table:table-cell table:style-name="ce1" office:value-type="string">
            <text:p>Student Name</text:p>
          </table:table-cell>
          <table:table-cell table:style-name="ce4" office:value-type="string">
            <text:p>L1</text:p>
          </table:table-cell>
          <table:table-cell table:style-name="ce4" office:value-type="string">
            <text:p>L2</text:p>
          </table:table-cell>
          <table:table-cell table:style-name="ce4" office:value-type="string">
            <text:p>L3</text:p>
          </table:table-cell>
          <table:table-cell table:style-name="ce4" office:value-type="string">
            <text:p>L4</text:p>
          </table:table-cell>
          <table:table-cell table:style-name="ce4" office:value-type="string">
            <text:p>L5</text:p>
          </table:table-cell>
          <table:table-cell table:style-name="ce4" office:value-type="string">
            <text:p>L6</text:p>
          </table:table-cell>
          <table:table-cell table:style-name="ce4" office:value-type="string">
            <text:p>L7</text:p>
          </table:table-cell>
          <table:table-cell table:style-name="ce4" office:value-type="string">
            <text:p>L8</text:p>
          </table:table-cell>
          <table:table-cell office:value-type="string">
            <text:p>Lab Final</text:p>
          </table:table-cell>
          <table:table-cell table:style-name="ce12"/>
          <table:table-cell table:style-name="ce4" office:value-type="string">
            <text:p>E1</text:p>
          </table:table-cell>
          <table:table-cell table:style-name="ce4" office:value-type="string">
            <text:p>E2</text:p>
          </table:table-cell>
          <table:table-cell table:style-name="ce14" office:value-type="string">
            <text:p>E3</text:p>
          </table:table-cell>
          <table:table-cell office:value-type="string">
            <text:p>Exam Final</text:p>
          </table:table-cell>
          <table:table-cell table:style-name="ce12"/>
          <table:table-cell table:style-name="ce14" office:value-type="string">
            <text:p>CP1</text:p>
          </table:table-cell>
          <table:table-cell table:style-name="ce14" office:value-type="string">
            <text:p>CP2</text:p>
          </table:table-cell>
          <table:table-cell table:style-name="ce14" office:value-type="string">
            <text:p>IM</text:p>
          </table:table-cell>
          <table:table-cell table:style-name="ce14" office:value-type="string">
            <text:p>SW EC</text:p>
          </table:table-cell>
          <table:table-cell table:style-name="ce9" office:value-type="string">
            <text:p>CP Final</text:p>
          </table:table-cell>
          <table:table-cell table:style-name="ce12"/>
          <table:table-cell table:style-name="ce4" office:value-type="string">
            <text:p>FPD</text:p>
          </table:table-cell>
          <table:table-cell table:style-name="ce4" office:value-type="string">
            <text:p>FP</text:p>
          </table:table-cell>
          <table:table-cell table:style-name="ce16" office:value-type="string">
            <text:p>FP Final</text:p>
          </table:table-cell>
          <table:table-cell table:style-name="ce12"/>
          <table:table-cell table:style-name="ce17" office:value-type="string">
            <text:p>Final Grade</text:p>
          </table:table-cell>
          <table:table-cell office:value-type="string">
            <text:p>Final Grade</text:p>
          </table:table-cell>
          <table:table-cell table:style-name="ce6" office:value-type="string">
            <text:p>Final GPA</text:p>
          </table:table-cell>
          <table:table-cell table:style-name="ce12"/>
          <table:table-cell table:style-name="ce20" office:value-type="string">
            <text:p>Letter Grade</text:p>
          </table:table-cell>
          <table:table-cell table:style-name="ce23" office:value-type="string">
            <text:p>Numerical Grade</text:p>
          </table:table-cell>
          <table:table-cell table:style-name="ce12"/>
          <table:table-cell table:style-name="ce20" office:value-type="string">
            <text:p>Letter Grade</text:p>
          </table:table-cell>
          <table:table-cell table:style-name="ce25" office:value-type="string">
            <text:p>GPA </text:p>
          </table:table-cell>
          <table:table-cell table:style-name="ce12"/>
          <table:table-cell table:style-name="ce20"/>
          <table:table-cell table:style-name="ce23"/>
          <table:table-cell table:style-name="ce14" table:number-columns-repeated="979"/>
        </table:table-row>
        <table:table-row table:style-name="ro1">
          <table:table-cell table:style-name="ce2" office:value-type="string">
            <text:p>Tristan Brumagin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table:number-columns-repeated="6" office:value-type="string">
            <text:p>A</text:p>
          </table:table-cell>
          <table:table-cell table:style-name="ce10"/>
          <table:table-cell/>
          <table:table-cell office:value-type="float" office:value="38">
            <text:p>38</text:p>
          </table:table-cell>
          <table:table-cell office:value-type="float" office:value="46">
            <text:p>46</text:p>
          </table:table-cell>
          <table:table-cell table:style-name="ce5" office:value-type="float" office:value="89">
            <text:p>89</text:p>
          </table:table-cell>
          <table:table-cell table:style-name="ce10"/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10"/>
          <table:table-cell/>
          <table:table-cell office:value-type="string">
            <text:p>B</text:p>
          </table:table-cell>
          <table:table-cell/>
          <table:table-cell table:style-name="ce10"/>
          <table:table-cell/>
          <table:table-cell table:style-name="ce17"/>
          <table:table-cell table:style-name="ce19" table:formula="of:=IF([.AA2]&gt;=0.9875;&quot;A+&quot;;  IF([.AA2]&gt;=0.94; &quot;A&quot;; IF([.AA2]&gt;=0.9; &quot;A-&quot;; IF([.AA2]&gt;=0.87; &quot;B+&quot;; IF([.AA2]&gt;=0.84;&quot;B&quot;; IF([.AA2]&gt;=0.8; &quot;B-&quot;; IF([.AA2]&gt;=0.77; &quot;C+&quot;; IF([.AA2]&gt;=0.74;&quot;C&quot;; IF([.AA2]&gt;=0.7; &quot;C-&quot;; IF([.AA2]&gt;=0.67; &quot;D+&quot;; IF([.AA2]&gt;=0.64;&quot;D&quot;; IF([.AA2]&gt;=0.6; &quot;D-&quot;; &quot;F&quot;))))))))))))" office:value-type="string" office:string-value="F">
            <text:p>F</text:p>
          </table:table-cell>
          <table:table-cell table:style-name="ce6" table:formula="of:=VLOOKUP([.AB2]; [.$AH$2:.$AI$13]; 2; 0)" office:value-type="float" office:value="0">
            <text:p>0</text:p>
          </table:table-cell>
          <table:table-cell/>
          <table:table-cell office:value-type="string">
            <text:p>A</text:p>
          </table:table-cell>
          <table:table-cell office:value-type="float" office:value="96">
            <text:p>96</text:p>
          </table:table-cell>
          <table:table-cell/>
          <table:table-cell office:value-type="string">
            <text:p>A</text:p>
          </table:table-cell>
          <table:table-cell office:value-type="float" office:value="4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Shaun Choffel</text:p>
          </table:table-cell>
          <table:table-cell office:value-type="string">
            <text:p>B-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C-</text:p>
          </table:table-cell>
          <table:table-cell table:number-columns-repeated="2" office:value-type="string">
            <text:p>B</text:p>
          </table:table-cell>
          <table:table-cell office:value-type="string">
            <text:p>C-</text:p>
          </table:table-cell>
          <table:table-cell office:value-type="string">
            <text:p>D</text:p>
          </table:table-cell>
          <table:table-cell table:style-name="ce10"/>
          <table:table-cell/>
          <table:table-cell office:value-type="float" office:value="31">
            <text:p>31</text:p>
          </table:table-cell>
          <table:table-cell office:value-type="float" office:value="42">
            <text:p>42</text:p>
          </table:table-cell>
          <table:table-cell table:style-name="ce5" office:value-type="float" office:value="70">
            <text:p>70</text:p>
          </table:table-cell>
          <table:table-cell table:style-name="ce10"/>
          <table:table-cell/>
          <table:table-cell table:style-name="ce5" office:value-type="string">
            <text:p>B+</text:p>
          </table:table-cell>
          <table:table-cell table:style-name="ce5" office:value-type="string">
            <text:p>A-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10"/>
          <table:table-cell/>
          <table:table-cell office:value-type="string">
            <text:p>A</text:p>
          </table:table-cell>
          <table:table-cell/>
          <table:table-cell table:style-name="ce10"/>
          <table:table-cell/>
          <table:table-cell table:style-name="ce17"/>
          <table:table-cell table:style-name="ce19" table:formula="of:=IF([.AA3]&gt;=0.9875;&quot;A+&quot;;  IF([.AA3]&gt;=0.94; &quot;A&quot;; IF([.AA3]&gt;=0.9; &quot;A-&quot;; IF([.AA3]&gt;=0.87; &quot;B+&quot;; IF([.AA3]&gt;=0.84;&quot;B&quot;; IF([.AA3]&gt;=0.8; &quot;B-&quot;; IF([.AA3]&gt;=0.77; &quot;C+&quot;; IF([.AA3]&gt;=0.74;&quot;C&quot;; IF([.AA3]&gt;=0.7; &quot;C-&quot;; IF([.AA3]&gt;=0.67; &quot;D+&quot;; IF([.AA3]&gt;=0.64;&quot;D&quot;; IF([.AA3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A-</text:p>
          </table:table-cell>
          <table:table-cell office:value-type="float" office:value="93">
            <text:p>93</text:p>
          </table:table-cell>
          <table:table-cell/>
          <table:table-cell office:value-type="string">
            <text:p>A-</text:p>
          </table:table-cell>
          <table:table-cell office:value-type="float" office:value="3.7">
            <text:p>3.7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Francis Craft</text:p>
          </table:table-cell>
          <table:table-cell table:number-columns-repeated="2" office:value-type="string">
            <text:p>B</text:p>
          </table:table-cell>
          <table:table-cell office:value-type="string">
            <text:p>A</text:p>
          </table:table-cell>
          <table:table-cell table:style-name="ce7" office:value-type="string">
            <text:p>F</text:p>
          </table:table-cell>
          <table:table-cell office:value-type="string">
            <text:p>B-</text:p>
          </table:table-cell>
          <table:table-cell table:style-name="ce8" office:value-type="string">
            <text:p>C-</text:p>
          </table:table-cell>
          <table:table-cell office:value-type="string">
            <text:p>B-</text:p>
          </table:table-cell>
          <table:table-cell table:style-name="ce7" office:value-type="string">
            <text:p>F</text:p>
          </table:table-cell>
          <table:table-cell table:style-name="ce10"/>
          <table:table-cell/>
          <table:table-cell office:value-type="float" office:value="39">
            <text:p>39</text:p>
          </table:table-cell>
          <table:table-cell office:value-type="float" office:value="44">
            <text:p>44</text:p>
          </table:table-cell>
          <table:table-cell table:style-name="ce5" office:value-type="float" office:value="72">
            <text:p>72</text:p>
          </table:table-cell>
          <table:table-cell table:style-name="ce10"/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10"/>
          <table:table-cell/>
          <table:table-cell office:value-type="string">
            <text:p>A</text:p>
          </table:table-cell>
          <table:table-cell/>
          <table:table-cell table:style-name="ce10"/>
          <table:table-cell/>
          <table:table-cell table:style-name="ce17"/>
          <table:table-cell table:style-name="ce19" table:formula="of:=IF([.AA4]&gt;=0.9875;&quot;A+&quot;;  IF([.AA4]&gt;=0.94; &quot;A&quot;; IF([.AA4]&gt;=0.9; &quot;A-&quot;; IF([.AA4]&gt;=0.87; &quot;B+&quot;; IF([.AA4]&gt;=0.84;&quot;B&quot;; IF([.AA4]&gt;=0.8; &quot;B-&quot;; IF([.AA4]&gt;=0.77; &quot;C+&quot;; IF([.AA4]&gt;=0.74;&quot;C&quot;; IF([.AA4]&gt;=0.7; &quot;C-&quot;; IF([.AA4]&gt;=0.67; &quot;D+&quot;; IF([.AA4]&gt;=0.64;&quot;D&quot;; IF([.AA4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B</text:p>
          </table:table-cell>
          <table:table-cell office:value-type="float" office:value="86">
            <text:p>86</text:p>
          </table:table-cell>
          <table:table-cell/>
          <table:table-cell office:value-type="string">
            <text:p>B</text:p>
          </table:table-cell>
          <table:table-cell office:value-type="float" office:value="3">
            <text:p>3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Troy Dinga</text:p>
          </table:table-cell>
          <table:table-cell office:value-type="string">
            <text:p>A</text:p>
          </table:table-cell>
          <table:table-cell table:number-columns-repeated="3" office:value-type="string">
            <text:p>B-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office:value-type="string">
            <text:p>B+</text:p>
          </table:table-cell>
          <table:table-cell office:value-type="string">
            <text:p>A-</text:p>
          </table:table-cell>
          <table:table-cell table:style-name="ce10"/>
          <table:table-cell/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table:style-name="ce5" office:value-type="float" office:value="88">
            <text:p>88</text:p>
          </table:table-cell>
          <table:table-cell table:style-name="ce10"/>
          <table:table-cell/>
          <table:table-cell table:number-columns-repeated="2" table:style-name="ce5" office:value-type="string">
            <text:p>B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0">
            <text:p>0</text:p>
          </table:table-cell>
          <table:table-cell table:style-name="ce10"/>
          <table:table-cell/>
          <table:table-cell office:value-type="string">
            <text:p>A</text:p>
          </table:table-cell>
          <table:table-cell/>
          <table:table-cell table:style-name="ce10"/>
          <table:table-cell/>
          <table:table-cell table:style-name="ce17"/>
          <table:table-cell table:style-name="ce19" table:formula="of:=IF([.AA5]&gt;=0.9875;&quot;A+&quot;;  IF([.AA5]&gt;=0.94; &quot;A&quot;; IF([.AA5]&gt;=0.9; &quot;A-&quot;; IF([.AA5]&gt;=0.87; &quot;B+&quot;; IF([.AA5]&gt;=0.84;&quot;B&quot;; IF([.AA5]&gt;=0.8; &quot;B-&quot;; IF([.AA5]&gt;=0.77; &quot;C+&quot;; IF([.AA5]&gt;=0.74;&quot;C&quot;; IF([.AA5]&gt;=0.7; &quot;C-&quot;; IF([.AA5]&gt;=0.67; &quot;D+&quot;; IF([.AA5]&gt;=0.64;&quot;D&quot;; IF([.AA5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B-</text:p>
          </table:table-cell>
          <table:table-cell office:value-type="float" office:value="83">
            <text:p>83</text:p>
          </table:table-cell>
          <table:table-cell/>
          <table:table-cell office:value-type="string">
            <text:p>B-</text:p>
          </table:table-cell>
          <table:table-cell office:value-type="float" office:value="2.7">
            <text:p>2.7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Brandon Ginoza</text:p>
          </table:table-cell>
          <table:table-cell table:number-columns-repeated="3" office:value-type="string">
            <text:p>A</text:p>
          </table:table-cell>
          <table:table-cell office:value-type="string">
            <text:p>B</text:p>
          </table:table-cell>
          <table:table-cell table:number-columns-repeated="4" office:value-type="string">
            <text:p>A</text:p>
          </table:table-cell>
          <table:table-cell table:style-name="ce10"/>
          <table:table-cell/>
          <table:table-cell office:value-type="float" office:value="47">
            <text:p>47</text:p>
          </table:table-cell>
          <table:table-cell office:value-type="float" office:value="44">
            <text:p>44</text:p>
          </table:table-cell>
          <table:table-cell table:style-name="ce5" office:value-type="float" office:value="89">
            <text:p>89</text:p>
          </table:table-cell>
          <table:table-cell table:style-name="ce10"/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10"/>
          <table:table-cell/>
          <table:table-cell office:value-type="string">
            <text:p>B</text:p>
          </table:table-cell>
          <table:table-cell/>
          <table:table-cell table:style-name="ce10"/>
          <table:table-cell/>
          <table:table-cell table:style-name="ce17"/>
          <table:table-cell table:style-name="ce19" table:formula="of:=IF([.AA6]&gt;=0.9875;&quot;A+&quot;;  IF([.AA6]&gt;=0.94; &quot;A&quot;; IF([.AA6]&gt;=0.9; &quot;A-&quot;; IF([.AA6]&gt;=0.87; &quot;B+&quot;; IF([.AA6]&gt;=0.84;&quot;B&quot;; IF([.AA6]&gt;=0.8; &quot;B-&quot;; IF([.AA6]&gt;=0.77; &quot;C+&quot;; IF([.AA6]&gt;=0.74;&quot;C&quot;; IF([.AA6]&gt;=0.7; &quot;C-&quot;; IF([.AA6]&gt;=0.67; &quot;D+&quot;; IF([.AA6]&gt;=0.64;&quot;D&quot;; IF([.AA6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C+</text:p>
          </table:table-cell>
          <table:table-cell office:value-type="float" office:value="79">
            <text:p>79</text:p>
          </table:table-cell>
          <table:table-cell/>
          <table:table-cell office:value-type="string">
            <text:p>C+</text:p>
          </table:table-cell>
          <table:table-cell office:value-type="float" office:value="2.3">
            <text:p>2.3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Jacob Hanko</text:p>
          </table:table-cell>
          <table:table-cell office:value-type="string">
            <text:p>A</text:p>
          </table:table-cell>
          <table:table-cell office:value-type="string">
            <text:p>A+</text:p>
          </table:table-cell>
          <table:table-cell table:number-columns-repeated="6" office:value-type="string">
            <text:p>A</text:p>
          </table:table-cell>
          <table:table-cell table:style-name="ce10"/>
          <table:table-cell/>
          <table:table-cell table:number-columns-repeated="2" office:value-type="float" office:value="47">
            <text:p>47</text:p>
          </table:table-cell>
          <table:table-cell table:style-name="ce5" office:value-type="float" office:value="92">
            <text:p>92</text:p>
          </table:table-cell>
          <table:table-cell table:style-name="ce10"/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10"/>
          <table:table-cell/>
          <table:table-cell office:value-type="string">
            <text:p>A</text:p>
          </table:table-cell>
          <table:table-cell/>
          <table:table-cell table:style-name="ce10"/>
          <table:table-cell/>
          <table:table-cell table:style-name="ce17"/>
          <table:table-cell table:style-name="ce19"/>
          <table:table-cell table:style-name="ce6"/>
          <table:table-cell table:number-columns-repeated="988"/>
        </table:table-row>
        <table:table-row table:style-name="ro1">
          <table:table-cell office:value-type="string">
            <text:p>Lucas Hawk</text:p>
          </table:table-cell>
          <table:table-cell table:number-columns-repeated="2" office:value-type="string">
            <text:p>A</text:p>
          </table:table-cell>
          <table:table-cell office:value-type="string">
            <text:p>A-</text:p>
          </table:table-cell>
          <table:table-cell table:number-columns-repeated="5" office:value-type="string">
            <text:p>A</text:p>
          </table:table-cell>
          <table:table-cell table:style-name="ce10"/>
          <table:table-cell/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table:style-name="ce5" office:value-type="float" office:value="95">
            <text:p>95</text:p>
          </table:table-cell>
          <table:table-cell table:style-name="ce10"/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10"/>
          <table:table-cell/>
          <table:table-cell office:value-type="string">
            <text:p>A</text:p>
          </table:table-cell>
          <table:table-cell/>
          <table:table-cell table:style-name="ce10"/>
          <table:table-cell/>
          <table:table-cell table:style-name="ce17"/>
          <table:table-cell table:style-name="ce19" table:formula="of:=IF([.AA8]&gt;=0.9875;&quot;A+&quot;;  IF([.AA8]&gt;=0.94; &quot;A&quot;; IF([.AA8]&gt;=0.9; &quot;A-&quot;; IF([.AA8]&gt;=0.87; &quot;B+&quot;; IF([.AA8]&gt;=0.84;&quot;B&quot;; IF([.AA8]&gt;=0.8; &quot;B-&quot;; IF([.AA8]&gt;=0.77; &quot;C+&quot;; IF([.AA8]&gt;=0.74;&quot;C&quot;; IF([.AA8]&gt;=0.7; &quot;C-&quot;; IF([.AA8]&gt;=0.67; &quot;D+&quot;; IF([.AA8]&gt;=0.64;&quot;D&quot;; IF([.AA8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C</text:p>
          </table:table-cell>
          <table:table-cell office:value-type="float" office:value="76">
            <text:p>76</text:p>
          </table:table-cell>
          <table:table-cell/>
          <table:table-cell office:value-type="string">
            <text:p>C</text:p>
          </table:table-cell>
          <table:table-cell office:value-type="float" office:value="2">
            <text:p>2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Cody Kinneer</text:p>
          </table:table-cell>
          <table:table-cell office:value-type="string">
            <text:p>A</text:p>
          </table:table-cell>
          <table:table-cell office:value-type="string">
            <text:p>A+</text:p>
          </table:table-cell>
          <table:table-cell table:number-columns-repeated="4" office:value-type="string">
            <text:p>A</text:p>
          </table:table-cell>
          <table:table-cell office:value-type="string">
            <text:p>A+</text:p>
          </table:table-cell>
          <table:table-cell office:value-type="string">
            <text:p>A</text:p>
          </table:table-cell>
          <table:table-cell table:style-name="ce10"/>
          <table:table-cell/>
          <table:table-cell table:number-columns-repeated="2" office:value-type="float" office:value="50">
            <text:p>50</text:p>
          </table:table-cell>
          <table:table-cell table:style-name="ce5" office:value-type="float" office:value="97">
            <text:p>97</text:p>
          </table:table-cell>
          <table:table-cell table:style-name="ce10"/>
          <table:table-cell/>
          <table:table-cell table:number-columns-repeated="2" table:style-name="ce5" office:value-type="string">
            <text:p>A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5">
            <text:p>5</text:p>
          </table:table-cell>
          <table:table-cell table:style-name="ce10"/>
          <table:table-cell/>
          <table:table-cell office:value-type="string">
            <text:p>A</text:p>
          </table:table-cell>
          <table:table-cell/>
          <table:table-cell table:style-name="ce10"/>
          <table:table-cell/>
          <table:table-cell table:style-name="ce17"/>
          <table:table-cell table:style-name="ce19" table:formula="of:=IF([.AA9]&gt;=0.9875;&quot;A+&quot;;  IF([.AA9]&gt;=0.94; &quot;A&quot;; IF([.AA9]&gt;=0.9; &quot;A-&quot;; IF([.AA9]&gt;=0.87; &quot;B+&quot;; IF([.AA9]&gt;=0.84;&quot;B&quot;; IF([.AA9]&gt;=0.8; &quot;B-&quot;; IF([.AA9]&gt;=0.77; &quot;C+&quot;; IF([.AA9]&gt;=0.74;&quot;C&quot;; IF([.AA9]&gt;=0.7; &quot;C-&quot;; IF([.AA9]&gt;=0.67; &quot;D+&quot;; IF([.AA9]&gt;=0.64;&quot;D&quot;; IF([.AA9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C-</text:p>
          </table:table-cell>
          <table:table-cell office:value-type="float" office:value="73">
            <text:p>73</text:p>
          </table:table-cell>
          <table:table-cell/>
          <table:table-cell office:value-type="string">
            <text:p>C-</text:p>
          </table:table-cell>
          <table:table-cell office:value-type="float" office:value="1.7">
            <text:p>1.7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Regina Koo</text:p>
          </table:table-cell>
          <table:table-cell table:number-columns-repeated="2" table:style-name="ce6" office:value-type="string">
            <text:p>HC</text:p>
          </table:table-cell>
          <table:table-cell office:value-type="string">
            <text:p>A</text:p>
          </table:table-cell>
          <table:table-cell table:style-name="ce8" office:value-type="string">
            <text:p>C-</text:p>
          </table:table-cell>
          <table:table-cell office:value-type="string">
            <text:p>A-</text:p>
          </table:table-cell>
          <table:table-cell office:value-type="string">
            <text:p>B-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table:style-name="ce10"/>
          <table:table-cell/>
          <table:table-cell office:value-type="float" office:value="30">
            <text:p>30</text:p>
          </table:table-cell>
          <table:table-cell office:value-type="float" office:value="41">
            <text:p>41</text:p>
          </table:table-cell>
          <table:table-cell table:style-name="ce5" office:value-type="float" office:value="72">
            <text:p>72</text:p>
          </table:table-cell>
          <table:table-cell table:style-name="ce10"/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10"/>
          <table:table-cell/>
          <table:table-cell office:value-type="string">
            <text:p>A-</text:p>
          </table:table-cell>
          <table:table-cell/>
          <table:table-cell table:style-name="ce10"/>
          <table:table-cell/>
          <table:table-cell table:style-name="ce17"/>
          <table:table-cell table:style-name="ce19" table:formula="of:=IF([.AA10]&gt;=0.9875;&quot;A+&quot;;  IF([.AA10]&gt;=0.94; &quot;A&quot;; IF([.AA10]&gt;=0.9; &quot;A-&quot;; IF([.AA10]&gt;=0.87; &quot;B+&quot;; IF([.AA10]&gt;=0.84;&quot;B&quot;; IF([.AA10]&gt;=0.8; &quot;B-&quot;; IF([.AA10]&gt;=0.77; &quot;C+&quot;; IF([.AA10]&gt;=0.74;&quot;C&quot;; IF([.AA10]&gt;=0.7; &quot;C-&quot;; IF([.AA10]&gt;=0.67; &quot;D+&quot;; IF([.AA10]&gt;=0.64;&quot;D&quot;; IF([.AA10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D+</text:p>
          </table:table-cell>
          <table:table-cell office:value-type="float" office:value="69">
            <text:p>69</text:p>
          </table:table-cell>
          <table:table-cell/>
          <table:table-cell office:value-type="string">
            <text:p>D+</text:p>
          </table:table-cell>
          <table:table-cell office:value-type="float" office:value="1.3">
            <text:p>1.3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Abigail Lange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table:number-columns-repeated="6" office:value-type="string">
            <text:p>A</text:p>
          </table:table-cell>
          <table:table-cell table:style-name="ce10"/>
          <table:table-cell/>
          <table:table-cell office:value-type="float" office:value="45">
            <text:p>45</text:p>
          </table:table-cell>
          <table:table-cell office:value-type="float" office:value="48">
            <text:p>48</text:p>
          </table:table-cell>
          <table:table-cell table:style-name="ce5" office:value-type="float" office:value="88">
            <text:p>88</text:p>
          </table:table-cell>
          <table:table-cell table:style-name="ce10"/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number-columns-repeated="2" table:style-name="ce5" office:value-type="float" office:value="0">
            <text:p>0</text:p>
          </table:table-cell>
          <table:table-cell table:style-name="ce10"/>
          <table:table-cell/>
          <table:table-cell office:value-type="string">
            <text:p>A</text:p>
          </table:table-cell>
          <table:table-cell/>
          <table:table-cell table:style-name="ce10"/>
          <table:table-cell/>
          <table:table-cell table:style-name="ce17"/>
          <table:table-cell table:style-name="ce19" table:formula="of:=IF([.AA11]&gt;=0.9875;&quot;A+&quot;;  IF([.AA11]&gt;=0.94; &quot;A&quot;; IF([.AA11]&gt;=0.9; &quot;A-&quot;; IF([.AA11]&gt;=0.87; &quot;B+&quot;; IF([.AA11]&gt;=0.84;&quot;B&quot;; IF([.AA11]&gt;=0.8; &quot;B-&quot;; IF([.AA11]&gt;=0.77; &quot;C+&quot;; IF([.AA11]&gt;=0.74;&quot;C&quot;; IF([.AA11]&gt;=0.7; &quot;C-&quot;; IF([.AA11]&gt;=0.67; &quot;D+&quot;; IF([.AA11]&gt;=0.64;&quot;D&quot;; IF([.AA11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D</text:p>
          </table:table-cell>
          <table:table-cell office:value-type="float" office:value="66">
            <text:p>66</text:p>
          </table:table-cell>
          <table:table-cell/>
          <table:table-cell office:value-type="string">
            <text:p>D</text:p>
          </table:table-cell>
          <table:table-cell office:value-type="float" office:value="1">
            <text:p>1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Joshua Lawrence</text:p>
          </table:table-cell>
          <table:table-cell table:number-columns-repeated="3" office:value-type="string">
            <text:p>A</text:p>
          </table:table-cell>
          <table:table-cell office:value-type="string">
            <text:p>B</text:p>
          </table:table-cell>
          <table:table-cell table:number-columns-repeated="2" office:value-type="string">
            <text:p>A</text:p>
          </table:table-cell>
          <table:table-cell office:value-type="string">
            <text:p>A+</text:p>
          </table:table-cell>
          <table:table-cell office:value-type="string">
            <text:p>A</text:p>
          </table:table-cell>
          <table:table-cell table:style-name="ce10"/>
          <table:table-cell/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table:style-name="ce5" office:value-type="float" office:value="98">
            <text:p>98</text:p>
          </table:table-cell>
          <table:table-cell table:style-name="ce10"/>
          <table:table-cell/>
          <table:table-cell table:style-name="ce5" office:value-type="string">
            <text:p>B+</text:p>
          </table:table-cell>
          <table:table-cell table:style-name="ce5" office:value-type="string">
            <text:p>A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0">
            <text:p>0</text:p>
          </table:table-cell>
          <table:table-cell table:style-name="ce10"/>
          <table:table-cell/>
          <table:table-cell office:value-type="string">
            <text:p>A-</text:p>
          </table:table-cell>
          <table:table-cell/>
          <table:table-cell table:style-name="ce10"/>
          <table:table-cell/>
          <table:table-cell table:style-name="ce17"/>
          <table:table-cell table:style-name="ce19" table:formula="of:=IF([.AA12]&gt;=0.9875;&quot;A+&quot;;  IF([.AA12]&gt;=0.94; &quot;A&quot;; IF([.AA12]&gt;=0.9; &quot;A-&quot;; IF([.AA12]&gt;=0.87; &quot;B+&quot;; IF([.AA12]&gt;=0.84;&quot;B&quot;; IF([.AA12]&gt;=0.8; &quot;B-&quot;; IF([.AA12]&gt;=0.77; &quot;C+&quot;; IF([.AA12]&gt;=0.74;&quot;C&quot;; IF([.AA12]&gt;=0.7; &quot;C-&quot;; IF([.AA12]&gt;=0.67; &quot;D+&quot;; IF([.AA12]&gt;=0.64;&quot;D&quot;; IF([.AA12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D-</text:p>
          </table:table-cell>
          <table:table-cell office:value-type="float" office:value="63">
            <text:p>63</text:p>
          </table:table-cell>
          <table:table-cell/>
          <table:table-cell office:value-type="string">
            <text:p>D-</text:p>
          </table:table-cell>
          <table:table-cell office:value-type="float" office:value="0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Paul Livingston</text:p>
          </table:table-cell>
          <table:table-cell table:style-name="ce7" office:value-type="string">
            <text:p>F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table:number-columns-repeated="2" table:style-name="ce7" office:value-type="string">
            <text:p>F</text:p>
          </table:table-cell>
          <table:table-cell table:style-name="ce10"/>
          <table:table-cell/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table:style-name="ce5" office:value-type="float" office:value="78">
            <text:p>78</text:p>
          </table:table-cell>
          <table:table-cell table:style-name="ce10"/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10"/>
          <table:table-cell/>
          <table:table-cell office:value-type="string">
            <text:p>A-</text:p>
          </table:table-cell>
          <table:table-cell/>
          <table:table-cell table:style-name="ce10"/>
          <table:table-cell/>
          <table:table-cell table:style-name="ce17"/>
          <table:table-cell table:style-name="ce19" table:formula="of:=IF([.AA13]&gt;=0.9875;&quot;A+&quot;;  IF([.AA13]&gt;=0.94; &quot;A&quot;; IF([.AA13]&gt;=0.9; &quot;A-&quot;; IF([.AA13]&gt;=0.87; &quot;B+&quot;; IF([.AA13]&gt;=0.84;&quot;B&quot;; IF([.AA13]&gt;=0.8; &quot;B-&quot;; IF([.AA13]&gt;=0.77; &quot;C+&quot;; IF([.AA13]&gt;=0.74;&quot;C&quot;; IF([.AA13]&gt;=0.7; &quot;C-&quot;; IF([.AA13]&gt;=0.67; &quot;D+&quot;; IF([.AA13]&gt;=0.64;&quot;D&quot;; IF([.AA13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F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</text:p>
          </table:table-cell>
          <table:table-cell office:value-type="float" office:value="0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John McCool</text:p>
          </table:table-cell>
          <table:table-cell office:value-type="string">
            <text:p>C+</text:p>
          </table:table-cell>
          <table:table-cell office:value-type="string">
            <text:p>B-</text:p>
          </table:table-cell>
          <table:table-cell office:value-type="string">
            <text:p>A-</text:p>
          </table:table-cell>
          <table:table-cell office:value-type="string">
            <text:p>C-</text:p>
          </table:table-cell>
          <table:table-cell table:number-columns-repeated="2"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table:style-name="ce10"/>
          <table:table-cell/>
          <table:table-cell office:value-type="float" office:value="43">
            <text:p>43</text:p>
          </table:table-cell>
          <table:table-cell office:value-type="float" office:value="45">
            <text:p>45</text:p>
          </table:table-cell>
          <table:table-cell table:style-name="ce5" office:value-type="float" office:value="82">
            <text:p>82</text:p>
          </table:table-cell>
          <table:table-cell table:style-name="ce10"/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10"/>
          <table:table-cell/>
          <table:table-cell office:value-type="string">
            <text:p>A</text:p>
          </table:table-cell>
          <table:table-cell/>
          <table:table-cell table:style-name="ce10"/>
          <table:table-cell/>
          <table:table-cell table:style-name="ce17"/>
          <table:table-cell table:style-name="ce19" table:formula="of:=IF([.AA14]&gt;=0.9875;&quot;A+&quot;;  IF([.AA14]&gt;=0.94; &quot;A&quot;; IF([.AA14]&gt;=0.9; &quot;A-&quot;; IF([.AA14]&gt;=0.87; &quot;B+&quot;; IF([.AA14]&gt;=0.84;&quot;B&quot;; IF([.AA14]&gt;=0.8; &quot;B-&quot;; IF([.AA14]&gt;=0.77; &quot;C+&quot;; IF([.AA14]&gt;=0.74;&quot;C&quot;; IF([.AA14]&gt;=0.7; &quot;C-&quot;; IF([.AA14]&gt;=0.67; &quot;D+&quot;; IF([.AA14]&gt;=0.64;&quot;D&quot;; IF([.AA14]&gt;=0.6; &quot;D-&quot;; &quot;F&quot;))))))))))))" office:value-type="string" office:string-value="F">
            <text:p>F</text:p>
          </table:table-cell>
          <table:table-cell table:style-name="ce6"/>
          <table:table-cell/>
          <table:table-cell table:style-name="ce22"/>
          <table:table-cell table:style-name="ce13"/>
          <table:table-cell/>
          <table:table-cell table:style-name="ce22"/>
          <table:table-cell table:style-name="ce27"/>
          <table:table-cell table:number-columns-repeated="2"/>
          <table:table-cell table:style-name="Default"/>
          <table:table-cell table:number-columns-repeated="979"/>
        </table:table-row>
        <table:table-row table:style-name="ro1">
          <table:table-cell office:value-type="string">
            <text:p>Colton McCurdy</text:p>
          </table:table-cell>
          <table:table-cell office:value-type="string">
            <text:p>A</text:p>
          </table:table-cell>
          <table:table-cell office:value-type="string">
            <text:p>A+</text:p>
          </table:table-cell>
          <table:table-cell table:number-columns-repeated="6" office:value-type="string">
            <text:p>A</text:p>
          </table:table-cell>
          <table:table-cell table:style-name="ce10"/>
          <table:table-cell/>
          <table:table-cell office:value-type="float" office:value="47">
            <text:p>47</text:p>
          </table:table-cell>
          <table:table-cell office:value-type="float" office:value="46">
            <text:p>46</text:p>
          </table:table-cell>
          <table:table-cell table:style-name="ce5" office:value-type="float" office:value="92">
            <text:p>92</text:p>
          </table:table-cell>
          <table:table-cell table:style-name="ce10"/>
          <table:table-cell/>
          <table:table-cell table:style-name="ce5" office:value-type="string">
            <text:p>A-</text:p>
          </table:table-cell>
          <table:table-cell table:style-name="ce5" office:value-type="string">
            <text:p>A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10"/>
          <table:table-cell/>
          <table:table-cell office:value-type="string">
            <text:p>A</text:p>
          </table:table-cell>
          <table:table-cell/>
          <table:table-cell table:style-name="ce10"/>
          <table:table-cell/>
          <table:table-cell table:style-name="ce17"/>
          <table:table-cell table:style-name="ce19" table:formula="of:=IF([.AA15]&gt;=0.9875;&quot;A+&quot;;  IF([.AA15]&gt;=0.94; &quot;A&quot;; IF([.AA15]&gt;=0.9; &quot;A-&quot;; IF([.AA15]&gt;=0.87; &quot;B+&quot;; IF([.AA15]&gt;=0.84;&quot;B&quot;; IF([.AA15]&gt;=0.8; &quot;B-&quot;; IF([.AA15]&gt;=0.77; &quot;C+&quot;; IF([.AA15]&gt;=0.74;&quot;C&quot;; IF([.AA15]&gt;=0.7; &quot;C-&quot;; IF([.AA15]&gt;=0.67; &quot;D+&quot;; IF([.AA15]&gt;=0.64;&quot;D&quot;; IF([.AA15]&gt;=0.6; &quot;D-&quot;; &quot;F&quot;))))))))))))" office:value-type="string" office:string-value="F">
            <text:p>F</text:p>
          </table:table-cell>
          <table:table-cell table:style-name="ce6"/>
          <table:table-cell table:number-columns-repeated="988"/>
        </table:table-row>
        <table:table-row table:style-name="ro1">
          <table:table-cell table:style-name="ce2" office:value-type="string">
            <text:p>Kevin McIntrye</text:p>
          </table:table-cell>
          <table:table-cell office:value-type="string">
            <text:p>C+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office:value-type="string">
            <text:p>C-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table:style-name="ce8" office:value-type="string">
            <text:p>B-</text:p>
          </table:table-cell>
          <table:table-cell table:style-name="ce10"/>
          <table:table-cell/>
          <table:table-cell table:number-columns-repeated="2" office:value-type="float" office:value="37">
            <text:p>37</text:p>
          </table:table-cell>
          <table:table-cell table:style-name="ce5" office:value-type="float" office:value="79">
            <text:p>79</text:p>
          </table:table-cell>
          <table:table-cell table:style-name="ce10"/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10"/>
          <table:table-cell/>
          <table:table-cell office:value-type="string">
            <text:p>B</text:p>
          </table:table-cell>
          <table:table-cell/>
          <table:table-cell table:style-name="ce10"/>
          <table:table-cell/>
          <table:table-cell table:style-name="ce17"/>
          <table:table-cell table:style-name="ce19" table:formula="of:=IF([.AA16]&gt;=0.9875;&quot;A+&quot;;  IF([.AA16]&gt;=0.94; &quot;A&quot;; IF([.AA16]&gt;=0.9; &quot;A-&quot;; IF([.AA16]&gt;=0.87; &quot;B+&quot;; IF([.AA16]&gt;=0.84;&quot;B&quot;; IF([.AA16]&gt;=0.8; &quot;B-&quot;; IF([.AA16]&gt;=0.77; &quot;C+&quot;; IF([.AA16]&gt;=0.74;&quot;C&quot;; IF([.AA16]&gt;=0.7; &quot;C-&quot;; IF([.AA16]&gt;=0.67; &quot;D+&quot;; IF([.AA16]&gt;=0.64;&quot;D&quot;; IF([.AA16]&gt;=0.6; &quot;D-&quot;; &quot;F&quot;))))))))))))" office:value-type="string" office:string-value="F">
            <text:p>F</text:p>
          </table:table-cell>
          <table:table-cell table:style-name="ce6"/>
          <table:table-cell table:number-columns-repeated="988"/>
        </table:table-row>
        <table:table-row table:style-name="ro1">
          <table:table-cell office:value-type="string">
            <text:p>Nicholas Mulvay</text:p>
          </table:table-cell>
          <table:table-cell office:value-type="string">
            <text:p>A-</text:p>
          </table:table-cell>
          <table:table-cell office:value-type="string">
            <text:p>B-</text:p>
          </table:table-cell>
          <table:table-cell office:value-type="string">
            <text:p>A</text:p>
          </table:table-cell>
          <table:table-cell office:value-type="string">
            <text:p>C-</text:p>
          </table:table-cell>
          <table:table-cell table:number-columns-repeated="2" office:value-type="string">
            <text:p>A</text:p>
          </table:table-cell>
          <table:table-cell office:value-type="string">
            <text:p>B+</text:p>
          </table:table-cell>
          <table:table-cell office:value-type="string">
            <text:p>A</text:p>
          </table:table-cell>
          <table:table-cell table:style-name="ce10"/>
          <table:table-cell/>
          <table:table-cell office:value-type="float" office:value="41">
            <text:p>41</text:p>
          </table:table-cell>
          <table:table-cell office:value-type="float" office:value="37">
            <text:p>37</text:p>
          </table:table-cell>
          <table:table-cell table:style-name="ce5" office:value-type="float" office:value="85">
            <text:p>85</text:p>
          </table:table-cell>
          <table:table-cell table:style-name="ce10"/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0">
            <text:p>0</text:p>
          </table:table-cell>
          <table:table-cell table:style-name="ce10"/>
          <table:table-cell/>
          <table:table-cell office:value-type="string">
            <text:p>A</text:p>
          </table:table-cell>
          <table:table-cell/>
          <table:table-cell table:style-name="ce10"/>
          <table:table-cell/>
          <table:table-cell table:style-name="ce17"/>
          <table:table-cell table:style-name="ce19" table:formula="of:=IF([.AA17]&gt;=0.9875;&quot;A+&quot;;  IF([.AA17]&gt;=0.94; &quot;A&quot;; IF([.AA17]&gt;=0.9; &quot;A-&quot;; IF([.AA17]&gt;=0.87; &quot;B+&quot;; IF([.AA17]&gt;=0.84;&quot;B&quot;; IF([.AA17]&gt;=0.8; &quot;B-&quot;; IF([.AA17]&gt;=0.77; &quot;C+&quot;; IF([.AA17]&gt;=0.74;&quot;C&quot;; IF([.AA17]&gt;=0.7; &quot;C-&quot;; IF([.AA17]&gt;=0.67; &quot;D+&quot;; IF([.AA17]&gt;=0.64;&quot;D&quot;; IF([.AA17]&gt;=0.6; &quot;D-&quot;; &quot;F&quot;))))))))))))" office:value-type="string" office:string-value="F">
            <text:p>F</text:p>
          </table:table-cell>
          <table:table-cell table:style-name="ce6"/>
          <table:table-cell table:number-columns-repeated="988"/>
        </table:table-row>
        <table:table-row table:style-name="ro1">
          <table:table-cell office:value-type="string">
            <text:p>Theodore Nelson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table:number-columns-repeated="2" table:style-name="ce7" office:value-type="string">
            <text:p>F</text:p>
          </table:table-cell>
          <table:table-cell table:style-name="ce8" office:value-type="string">
            <text:p>C-</text:p>
          </table:table-cell>
          <table:table-cell table:number-columns-repeated="3" table:style-name="ce7" office:value-type="string">
            <text:p>F</text:p>
          </table:table-cell>
          <table:table-cell table:style-name="ce10"/>
          <table:table-cell/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table:style-name="ce5" office:value-type="float" office:value="0">
            <text:p>0</text:p>
          </table:table-cell>
          <table:table-cell table:style-name="ce10"/>
          <table:table-cell/>
          <table:table-cell table:style-name="ce5" office:value-type="string">
            <text:p>C</text:p>
          </table:table-cell>
          <table:table-cell table:style-name="ce5" office:value-type="string">
            <text:p>C-</text:p>
          </table:table-cell>
          <table:table-cell table:number-columns-repeated="2" table:style-name="ce5" office:value-type="float" office:value="0">
            <text:p>0</text:p>
          </table:table-cell>
          <table:table-cell table:style-name="ce10"/>
          <table:table-cell/>
          <table:table-cell office:value-type="string">
            <text:p>F</text:p>
          </table:table-cell>
          <table:table-cell/>
          <table:table-cell table:style-name="ce10"/>
          <table:table-cell/>
          <table:table-cell table:style-name="ce17"/>
          <table:table-cell table:style-name="ce19" table:formula="of:=IF([.AA18]&gt;=0.9875;&quot;A+&quot;;  IF([.AA18]&gt;=0.94; &quot;A&quot;; IF([.AA18]&gt;=0.9; &quot;A-&quot;; IF([.AA18]&gt;=0.87; &quot;B+&quot;; IF([.AA18]&gt;=0.84;&quot;B&quot;; IF([.AA18]&gt;=0.8; &quot;B-&quot;; IF([.AA18]&gt;=0.77; &quot;C+&quot;; IF([.AA18]&gt;=0.74;&quot;C&quot;; IF([.AA18]&gt;=0.7; &quot;C-&quot;; IF([.AA18]&gt;=0.67; &quot;D+&quot;; IF([.AA18]&gt;=0.64;&quot;D&quot;; IF([.AA18]&gt;=0.6; &quot;D-&quot;; &quot;F&quot;))))))))))))" office:value-type="string" office:string-value="F">
            <text:p>F</text:p>
          </table:table-cell>
          <table:table-cell table:style-name="ce6"/>
          <table:table-cell table:number-columns-repeated="988"/>
        </table:table-row>
        <table:table-row table:style-name="ro1">
          <table:table-cell office:value-type="string">
            <text:p>Daniel Ocampo</text:p>
          </table:table-cell>
          <table:table-cell table:number-columns-repeated="2"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C-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table:style-name="ce8" office:value-type="string">
            <text:p>B-</text:p>
          </table:table-cell>
          <table:table-cell table:style-name="ce10"/>
          <table:table-cell/>
          <table:table-cell office:value-type="float" office:value="27">
            <text:p>27</text:p>
          </table:table-cell>
          <table:table-cell office:value-type="float" office:value="35">
            <text:p>35</text:p>
          </table:table-cell>
          <table:table-cell table:style-name="ce5" office:value-type="float" office:value="68">
            <text:p>68</text:p>
          </table:table-cell>
          <table:table-cell table:style-name="ce10"/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10"/>
          <table:table-cell/>
          <table:table-cell office:value-type="string">
            <text:p>A</text:p>
          </table:table-cell>
          <table:table-cell/>
          <table:table-cell table:style-name="ce10"/>
          <table:table-cell/>
          <table:table-cell table:style-name="ce17"/>
          <table:table-cell table:style-name="ce19" table:formula="of:=IF([.AA19]&gt;=0.9875;&quot;A+&quot;;  IF([.AA19]&gt;=0.94; &quot;A&quot;; IF([.AA19]&gt;=0.9; &quot;A-&quot;; IF([.AA19]&gt;=0.87; &quot;B+&quot;; IF([.AA19]&gt;=0.84;&quot;B&quot;; IF([.AA19]&gt;=0.8; &quot;B-&quot;; IF([.AA19]&gt;=0.77; &quot;C+&quot;; IF([.AA19]&gt;=0.74;&quot;C&quot;; IF([.AA19]&gt;=0.7; &quot;C-&quot;; IF([.AA19]&gt;=0.67; &quot;D+&quot;; IF([.AA19]&gt;=0.64;&quot;D&quot;; IF([.AA19]&gt;=0.6; &quot;D-&quot;; &quot;F&quot;))))))))))))" office:value-type="string" office:string-value="F">
            <text:p>F</text:p>
          </table:table-cell>
          <table:table-cell table:style-name="ce6"/>
          <table:table-cell table:number-columns-repeated="988"/>
        </table:table-row>
        <table:table-row table:style-name="ro1">
          <table:table-cell office:value-type="string">
            <text:p>Elizabeth Person</text:p>
          </table:table-cell>
          <table:table-cell table:number-columns-repeated="2" office:value-type="string">
            <text:p>A</text:p>
          </table:table-cell>
          <table:table-cell office:value-type="string">
            <text:p>C+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table:number-columns-repeated="2" office:value-type="string">
            <text:p>B+</text:p>
          </table:table-cell>
          <table:table-cell table:style-name="ce10"/>
          <table:table-cell/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  <table:table-cell table:style-name="ce5" office:value-type="float" office:value="84">
            <text:p>84</text:p>
          </table:table-cell>
          <table:table-cell table:style-name="ce10"/>
          <table:table-cell/>
          <table:table-cell table:number-columns-repeated="2" table:style-name="ce5" office:value-type="string">
            <text:p>B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10"/>
          <table:table-cell/>
          <table:table-cell office:value-type="string">
            <text:p>A</text:p>
          </table:table-cell>
          <table:table-cell/>
          <table:table-cell table:style-name="ce10"/>
          <table:table-cell/>
          <table:table-cell table:style-name="ce17"/>
          <table:table-cell table:style-name="ce19" table:formula="of:=IF([.AA20]&gt;=0.9875;&quot;A+&quot;;  IF([.AA20]&gt;=0.94; &quot;A&quot;; IF([.AA20]&gt;=0.9; &quot;A-&quot;; IF([.AA20]&gt;=0.87; &quot;B+&quot;; IF([.AA20]&gt;=0.84;&quot;B&quot;; IF([.AA20]&gt;=0.8; &quot;B-&quot;; IF([.AA20]&gt;=0.77; &quot;C+&quot;; IF([.AA20]&gt;=0.74;&quot;C&quot;; IF([.AA20]&gt;=0.7; &quot;C-&quot;; IF([.AA20]&gt;=0.67; &quot;D+&quot;; IF([.AA20]&gt;=0.64;&quot;D&quot;; IF([.AA20]&gt;=0.6; &quot;D-&quot;; &quot;F&quot;))))))))))))" office:value-type="string" office:string-value="F">
            <text:p>F</text:p>
          </table:table-cell>
          <table:table-cell table:style-name="ce6"/>
          <table:table-cell table:number-columns-repeated="988"/>
        </table:table-row>
        <table:table-row table:style-name="ro1">
          <table:table-cell office:value-type="string">
            <text:p>Robert Popey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C-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table:number-columns-repeated="2" table:style-name="ce7" office:value-type="string">
            <text:p>F</text:p>
          </table:table-cell>
          <table:table-cell table:style-name="ce11"/>
          <table:table-cell/>
          <table:table-cell office:value-type="float" office:value="39">
            <text:p>39</text:p>
          </table:table-cell>
          <table:table-cell office:value-type="float" office:value="47">
            <text:p>47</text:p>
          </table:table-cell>
          <table:table-cell table:style-name="ce5" office:value-type="float" office:value="91">
            <text:p>91</text:p>
          </table:table-cell>
          <table:table-cell table:style-name="ce11"/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number-columns-repeated="2"/>
          <table:table-cell office:value-type="string">
            <text:p>A-</text:p>
          </table:table-cell>
          <table:table-cell table:number-columns-repeated="3"/>
          <table:table-cell table:style-name="Default" table:number-columns-repeated="2"/>
          <table:table-cell table:number-columns-repeated="989"/>
        </table:table-row>
        <table:table-row table:style-name="ro1">
          <table:table-cell office:value-type="string">
            <text:p>Philip Schweitzer</text:p>
          </table:table-cell>
          <table:table-cell table:style-name="ce6" office:value-type="string">
            <text:p>HC</text:p>
          </table:table-cell>
          <table:table-cell office:value-type="string">
            <text:p>C+</text:p>
          </table:table-cell>
          <table:table-cell office:value-type="string">
            <text:p>B-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office:value-type="string">
            <text:p>D+</text:p>
          </table:table-cell>
          <table:table-cell table:style-name="ce7" office:value-type="string">
            <text:p>F</text:p>
          </table:table-cell>
          <table:table-cell table:style-name="ce11"/>
          <table:table-cell/>
          <table:table-cell office:value-type="float" office:value="38">
            <text:p>38</text:p>
          </table:table-cell>
          <table:table-cell office:value-type="float" office:value="43">
            <text:p>43</text:p>
          </table:table-cell>
          <table:table-cell table:style-name="ce5" office:value-type="float" office:value="84">
            <text:p>84</text:p>
          </table:table-cell>
          <table:table-cell table:style-name="ce11"/>
          <table:table-cell/>
          <table:table-cell table:style-name="ce5" office:value-type="string">
            <text:p>B+</text:p>
          </table:table-cell>
          <table:table-cell table:style-name="ce5" office:value-type="string">
            <text:p>A-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0">
            <text:p>0</text:p>
          </table:table-cell>
          <table:table-cell table:number-columns-repeated="2"/>
          <table:table-cell office:value-type="string">
            <text:p>A</text:p>
          </table:table-cell>
          <table:table-cell table:number-columns-repeated="994"/>
        </table:table-row>
        <table:table-row table:style-name="ro1">
          <table:table-cell office:value-type="string">
            <text:p>Luke Smith</text:p>
          </table:table-cell>
          <table:table-cell table:style-name="ce6" office:value-type="string">
            <text:p>HC</text:p>
          </table:table-cell>
          <table:table-cell office:value-type="string">
            <text:p>B-</text:p>
          </table:table-cell>
          <table:table-cell table:number-columns-repeated="2" office:value-type="string">
            <text:p>A</text:p>
          </table:table-cell>
          <table:table-cell office:value-type="string">
            <text:p>A-</text:p>
          </table:table-cell>
          <table:table-cell table:number-columns-repeated="3" office:value-type="string">
            <text:p>A</text:p>
          </table:table-cell>
          <table:table-cell table:style-name="ce11"/>
          <table:table-cell/>
          <table:table-cell office:value-type="float" office:value="49">
            <text:p>49</text:p>
          </table:table-cell>
          <table:table-cell office:value-type="float" office:value="44">
            <text:p>44</text:p>
          </table:table-cell>
          <table:table-cell table:style-name="ce5" office:value-type="float" office:value="87">
            <text:p>87</text:p>
          </table:table-cell>
          <table:table-cell table:style-name="ce11"/>
          <table:table-cell/>
          <table:table-cell table:number-columns-repeated="2" table:style-name="ce5" office:value-type="string">
            <text:p>A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number-columns-repeated="2"/>
          <table:table-cell office:value-type="string">
            <text:p>A</text:p>
          </table:table-cell>
          <table:table-cell table:number-columns-repeated="994"/>
        </table:table-row>
        <table:table-row table:style-name="ro1">
          <table:table-cell office:value-type="string">
            <text:p>Shu Yi Tang</text:p>
          </table:table-cell>
          <table:table-cell table:number-columns-repeated="2" table:style-name="ce6" office:value-type="string">
            <text:p>HC</text:p>
          </table:table-cell>
          <table:table-cell table:number-columns-repeated="2" office:value-type="string">
            <text:p>A</text:p>
          </table:table-cell>
          <table:table-cell office:value-type="string">
            <text:p>A-</text:p>
          </table:table-cell>
          <table:table-cell table:number-columns-repeated="3" office:value-type="string">
            <text:p>A</text:p>
          </table:table-cell>
          <table:table-cell table:style-name="ce11"/>
          <table:table-cell/>
          <table:table-cell office:value-type="float" office:value="33">
            <text:p>33</text:p>
          </table:table-cell>
          <table:table-cell office:value-type="float" office:value="42">
            <text:p>42</text:p>
          </table:table-cell>
          <table:table-cell table:style-name="ce5" office:value-type="float" office:value="92">
            <text:p>92</text:p>
          </table:table-cell>
          <table:table-cell table:style-name="ce11"/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number-columns-repeated="2"/>
          <table:table-cell office:value-type="string">
            <text:p>A</text:p>
          </table:table-cell>
          <table:table-cell table:number-columns-repeated="994"/>
        </table:table-row>
        <table:table-row table:style-name="ro1">
          <table:table-cell office:value-type="string">
            <text:p>Hanzhong Zheng</text:p>
          </table:table-cell>
          <table:table-cell office:value-type="string">
            <text:p>B+</text:p>
          </table:table-cell>
          <table:table-cell table:style-name="ce6" office:value-type="string">
            <text:p>A</text:p>
          </table:table-cell>
          <table:table-cell table:style-name="ce8" office:value-type="string">
            <text:p>A-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table:style-name="ce11"/>
          <table:table-cell/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table:style-name="ce5" office:value-type="float" office:value="86">
            <text:p>86</text:p>
          </table:table-cell>
          <table:table-cell table:style-name="ce11"/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2">
            <text:p>2</text:p>
          </table:table-cell>
          <table:table-cell table:number-columns-repeated="2"/>
          <table:table-cell office:value-type="string">
            <text:p>B</text:p>
          </table:table-cell>
          <table:table-cell table:number-columns-repeated="994"/>
        </table:table-row>
        <table:table-row table:style-name="ro1">
          <table:table-cell table:number-columns-repeated="9"/>
          <table:table-cell table:style-name="ce11"/>
          <table:table-cell/>
          <table:table-cell table:formula="of:=AVERAGE([.L2:.L25])" office:value-type="float" office:value="40.125">
            <text:p>40.125</text:p>
          </table:table-cell>
          <table:table-cell table:formula="of:=AVERAGE([.M2:.M25])" office:value-type="float" office:value="42.8333333333333">
            <text:p>42.8333333333</text:p>
          </table:table-cell>
          <table:table-cell table:style-name="ce5" table:formula="of:=AVERAGE([.N2:.N25])" office:value-type="float" office:value="81.5833333333333">
            <text:p>81.5833333333</text:p>
          </table:table-cell>
          <table:table-cell table:style-name="ce11"/>
          <table:table-cell table:number-columns-repeated="1002"/>
        </table:table-row>
        <table:table-row table:style-name="ro1">
          <table:table-cell table:number-columns-repeated="9"/>
          <table:table-cell table:style-name="ce11"/>
          <table:table-cell/>
          <table:table-cell table:formula="of:=[.L26] / 50" office:value-type="float" office:value="0.8025">
            <text:p>0.8025</text:p>
          </table:table-cell>
          <table:table-cell table:formula="of:=[.M26] / 50" office:value-type="float" office:value="0.856666666666667">
            <text:p>0.8566666667</text:p>
          </table:table-cell>
          <table:table-cell table:style-name="ce5" table:formula="of:=[.N26] / 100" office:value-type="float" office:value="0.815833333333333">
            <text:p>0.8158333333</text:p>
          </table:table-cell>
          <table:table-cell table:number-columns-repeated="12"/>
          <table:table-cell table:style-name="ce19"/>
          <table:table-cell table:style-name="ce15"/>
          <table:table-cell table:style-name="ce19"/>
          <table:table-cell table:number-columns-repeated="988"/>
        </table:table-row>
        <table:table-row table:style-name="ro1" table:number-rows-repeated="1048548">
          <table:table-cell table:number-columns-repeated="1017"/>
        </table:table-row>
        <table:table-row table:style-name="ro1"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5" number:min-integer-digits="1"/>
    </number:number-style>
    <number:number-style style:name="N120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7">00/00/0000</text:date>, <text:time style:data-style-name="N2" text:time-value="0000-00-00T23:58: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4-05-07T00:18:55</dc:date>
    <dc:creator>Gregory Kapfhammer</dc:creator>
    <meta:editing-duration>P30DT9H1M28S</meta:editing-duration>
    <meta:editing-cycles>269</meta:editing-cycles>
    <meta:generator>LibreOffice/4.0.4.2$Linux_x86 LibreOffice_project/400m0$Build-2</meta:generator>
    <meta:printed-by>Gregory Kapfhammer</meta:printed-by>
    <meta:print-date>2012-12-31T15:26:41</meta:print-date>
    <meta:document-statistic meta:table-count="1" meta:cell-count="524" meta:object-count="0"/>
  </office:meta>
</office:document-meta>
</file>